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fo:line-height="115%"/>
      <style:text-properties style:font-name="Times New Roman"/>
    </style:style>
    <style:style style:name="P2" style:parent-style-name="Normal" style:family="paragraph">
      <style:paragraph-properties fo:text-align="justify" fo:line-height="115%"/>
      <style:text-properties style:font-name="Times New Roman"/>
    </style:style>
    <style:style style:name="P3" style:parent-style-name="Odlomakpopisa" style:list-style-name="LFO1" style:family="paragraph">
      <style:paragraph-properties fo:text-align="justify" fo:line-height="115%"/>
      <style:text-properties style:font-name="Times New Roman" fo:font-weight="bold" style:font-weight-asian="bold" style:font-weight-complex="bold"/>
    </style:style>
    <style:style style:name="P4" style:parent-style-name="Odlomakpopisa" style:family="paragraph">
      <style:paragraph-properties fo:text-align="justify" fo:line-height="115%" fo:margin-left="0.25in">
        <style:tab-stops/>
      </style:paragraph-properties>
      <style:text-properties style:font-name="Times New Roman"/>
    </style:style>
    <style:style style:name="P5" style:parent-style-name="Odlomakpopisa" style:family="paragraph">
      <style:paragraph-properties fo:text-align="justify" fo:line-height="115%" fo:margin-left="0.25in">
        <style:tab-stops/>
      </style:paragraph-properties>
      <style:text-properties style:font-name="Times New Roman"/>
    </style:style>
    <style:style style:name="P6" style:parent-style-name="Odlomakpopisa" style:family="paragraph">
      <style:paragraph-properties fo:text-align="justify" fo:line-height="115%" fo:margin-left="0.25in">
        <style:tab-stops/>
      </style:paragraph-properties>
      <style:text-properties style:font-name="Times New Roman"/>
    </style:style>
    <style:style style:name="P7" style:parent-style-name="Odlomakpopisa" style:list-style-name="LFO1" style:family="paragraph">
      <style:paragraph-properties fo:text-align="justify" fo:line-height="115%"/>
    </style:style>
    <style:style style:name="T8" style:parent-style-name="Zadanifontodlomka" style:family="text">
      <style:text-properties style:font-name="Times New Roman" fo:font-weight="bold" style:font-weight-asian="bold" style:font-weight-complex="bold"/>
    </style:style>
    <style:style style:name="T9" style:parent-style-name="Zadanifontodlomka" style:family="text">
      <style:text-properties style:font-name="Times New Roman"/>
    </style:style>
    <style:style style:name="P10" style:parent-style-name="StandardWeb" style:family="paragraph">
      <style:paragraph-properties fo:text-align="justify" fo:margin-top="0.0833in" fo:margin-bottom="0.1666in" fo:line-height="115%" fo:background-color="#FFFFFF">
        <style:background-fill draw:fill="solid" draw:fill-color="#FFFFFF"/>
      </style:paragraph-properties>
    </style:style>
    <style:style style:name="T11" style:parent-style-name="Zadanifontodlomka" style:family="text">
      <style:text-properties fo:font-size="11pt" style:font-size-asian="11pt" style:font-size-complex="11pt"/>
    </style:style>
    <style:style style:name="T12" style:parent-style-name="Zadanifontodlomka" style:family="text">
      <style:text-properties fo:font-size="11pt" style:font-size-asian="11pt" style:font-size-complex="11pt"/>
    </style:style>
    <style:style style:name="T13" style:parent-style-name="Zadanifontodlomka" style:family="text">
      <style:text-properties fo:font-size="11pt" style:font-size-asian="11pt" style:font-size-complex="11pt"/>
    </style:style>
    <style:style style:name="T14" style:parent-style-name="Zadanifontodlomka" style:family="text">
      <style:text-properties fo:font-size="11pt" style:font-size-asian="11pt" style:font-size-complex="11pt" fo:background-color="#FFFFFF"/>
    </style:style>
    <style:style style:name="T15" style:parent-style-name="Zadanifontodlomka" style:family="text">
      <style:text-properties fo:font-size="11pt" style:font-size-asian="11pt" style:font-size-complex="11pt"/>
    </style:style>
    <style:style style:name="T16" style:parent-style-name="Zadanifontodlomka" style:family="text">
      <style:text-properties fo:font-weight="bold" style:font-weight-asian="bold" style:font-weight-complex="bold" fo:font-size="11pt" style:font-size-asian="11pt" style:font-size-complex="11pt"/>
    </style:style>
    <style:style style:name="T17" style:parent-style-name="Zadanifontodlomka" style:family="text">
      <style:text-properties fo:font-size="11pt" style:font-size-asian="11pt" style:font-size-complex="11pt" fo:background-color="#FFFFFF"/>
    </style:style>
    <style:style style:name="T18" style:parent-style-name="Hiperveza" style:family="text">
      <style:text-properties style:use-window-font-color="true" fo:font-size="11pt" style:font-size-asian="11pt" style:font-size-complex="11pt" fo:background-color="#FFFFFF" style:text-underline-type="none"/>
    </style:style>
    <style:style style:name="T19" style:parent-style-name="Zadanifontodlomka" style:family="text">
      <style:text-properties fo:font-size="11pt" style:font-size-asian="11pt" style:font-size-complex="11pt" fo:background-color="#FFFFFF"/>
    </style:style>
    <style:style style:name="T20" style:parent-style-name="Hiperveza" style:family="text">
      <style:text-properties style:use-window-font-color="true" fo:font-size="11pt" style:font-size-asian="11pt" style:font-size-complex="11pt" fo:background-color="#FFFFFF" style:text-underline-type="none"/>
    </style:style>
    <style:style style:name="T21" style:parent-style-name="Zadanifontodlomka" style:family="text">
      <style:text-properties fo:font-size="11pt" style:font-size-asian="11pt" style:font-size-complex="11pt" fo:background-color="#FFFFFF"/>
    </style:style>
    <style:style style:name="T22" style:parent-style-name="Hiperveza" style:family="text">
      <style:text-properties style:use-window-font-color="true" fo:font-size="11pt" style:font-size-asian="11pt" style:font-size-complex="11pt" fo:background-color="#FFFFFF" style:text-underline-type="none"/>
    </style:style>
    <style:style style:name="T23" style:parent-style-name="Zadanifontodlomka" style:family="text">
      <style:text-properties fo:font-size="11pt" style:font-size-asian="11pt" style:font-size-complex="11pt" fo:background-color="#FFFFFF"/>
    </style:style>
    <style:style style:name="T24" style:parent-style-name="Hiperveza" style:family="text">
      <style:text-properties style:use-window-font-color="true" fo:font-size="11pt" style:font-size-asian="11pt" style:font-size-complex="11pt" fo:background-color="#FFFFFF" style:text-underline-type="none"/>
    </style:style>
    <style:style style:name="T25" style:parent-style-name="Zadanifontodlomka" style:family="text">
      <style:text-properties fo:font-size="11pt" style:font-size-asian="11pt" style:font-size-complex="11pt" fo:background-color="#FFFFFF"/>
    </style:style>
    <style:style style:name="T26" style:parent-style-name="Hiperveza" style:family="text">
      <style:text-properties style:use-window-font-color="true" fo:font-size="11pt" style:font-size-asian="11pt" style:font-size-complex="11pt" fo:background-color="#FFFFFF" style:text-underline-type="none"/>
    </style:style>
    <style:style style:name="T27" style:parent-style-name="Zadanifontodlomka" style:family="text">
      <style:text-properties fo:font-size="11pt" style:font-size-asian="11pt" style:font-size-complex="11pt" fo:background-color="#FFFFFF"/>
    </style:style>
    <style:style style:name="T28" style:parent-style-name="Zadanifontodlomka" style:family="text">
      <style:text-properties fo:font-style="italic" style:font-style-asian="italic" style:font-style-complex="italic" fo:font-size="11pt" style:font-size-asian="11pt" style:font-size-complex="11pt" fo:background-color="#FFFFFF"/>
    </style:style>
    <style:style style:name="T29" style:parent-style-name="Zadanifontodlomka" style:family="text">
      <style:text-properties fo:font-size="11pt" style:font-size-asian="11pt" style:font-size-complex="11pt" fo:background-color="#FFFFFF"/>
    </style:style>
    <style:style style:name="T30" style:parent-style-name="Hiperveza" style:family="text">
      <style:text-properties style:use-window-font-color="true" fo:font-size="11pt" style:font-size-asian="11pt" style:font-size-complex="11pt" fo:background-color="#FFFFFF" style:text-underline-type="none"/>
    </style:style>
    <style:style style:name="T31" style:parent-style-name="Zadanifontodlomka" style:family="text">
      <style:text-properties fo:font-size="11pt" style:font-size-asian="11pt" style:font-size-complex="11pt" fo:background-color="#FFFFFF"/>
    </style:style>
    <style:style style:name="T32" style:parent-style-name="Hiperveza" style:family="text">
      <style:text-properties style:use-window-font-color="true" fo:font-size="11pt" style:font-size-asian="11pt" style:font-size-complex="11pt" fo:background-color="#FFFFFF" style:text-underline-type="none"/>
    </style:style>
    <style:style style:name="T33" style:parent-style-name="Zadanifontodlomka" style:family="text">
      <style:text-properties fo:font-size="11pt" style:font-size-asian="11pt" style:font-size-complex="11pt" fo:background-color="#FFFFFF"/>
    </style:style>
    <style:style style:name="T34" style:parent-style-name="Hiperveza" style:family="text">
      <style:text-properties style:use-window-font-color="true" fo:font-size="11pt" style:font-size-asian="11pt" style:font-size-complex="11pt" fo:background-color="#FFFFFF" style:text-underline-type="none"/>
    </style:style>
    <style:style style:name="T35" style:parent-style-name="Zadanifontodlomka" style:family="text">
      <style:text-properties fo:font-size="11pt" style:font-size-asian="11pt" style:font-size-complex="11pt" fo:background-color="#FFFFFF"/>
    </style:style>
    <style:style style:name="T36" style:parent-style-name="Hiperveza" style:family="text">
      <style:text-properties style:use-window-font-color="true" fo:font-size="11pt" style:font-size-asian="11pt" style:font-size-complex="11pt" fo:background-color="#FFFFFF" style:text-underline-type="none"/>
    </style:style>
    <style:style style:name="T37" style:parent-style-name="Zadanifontodlomka" style:family="text">
      <style:text-properties fo:font-size="11pt" style:font-size-asian="11pt" style:font-size-complex="11pt" fo:background-color="#FFFFFF"/>
    </style:style>
    <style:style style:name="P38" style:parent-style-name="StandardWeb" style:family="paragraph">
      <style:paragraph-properties fo:text-align="justify" fo:margin-top="0.0833in" fo:margin-bottom="0.1666in" fo:line-height="115%" fo:background-color="#FFFFFF">
        <style:background-fill draw:fill="solid" draw:fill-color="#FFFFFF"/>
      </style:paragraph-properties>
    </style:style>
    <style:style style:name="T39" style:parent-style-name="Zadanifontodlomka" style:family="text">
      <style:text-properties fo:font-size="11pt" style:font-size-asian="11pt" style:font-size-complex="11pt"/>
    </style:style>
    <style:style style:name="T40" style:parent-style-name="Zadanifontodlomka" style:family="text">
      <style:text-properties fo:font-style="italic" style:font-style-asian="italic" style:font-style-complex="italic" fo:font-size="11pt" style:font-size-asian="11pt" style:font-size-complex="11pt"/>
    </style:style>
    <style:style style:name="T41" style:parent-style-name="Zadanifontodlomka" style:family="text">
      <style:text-properties fo:font-size="11pt" style:font-size-asian="11pt" style:font-size-complex="11pt"/>
    </style:style>
    <style:style style:name="T42" style:parent-style-name="Hiperveza" style:family="text">
      <style:text-properties style:use-window-font-color="true" fo:font-size="11pt" style:font-size-asian="11pt" style:font-size-complex="11pt" style:text-underline-type="none"/>
    </style:style>
    <style:style style:name="T43" style:parent-style-name="Zadanifontodlomka" style:family="text">
      <style:text-properties fo:font-size="11pt" style:font-size-asian="11pt" style:font-size-complex="11pt"/>
    </style:style>
    <style:style style:name="T44" style:parent-style-name="Hiperveza" style:family="text">
      <style:text-properties style:use-window-font-color="true" fo:font-size="11pt" style:font-size-asian="11pt" style:font-size-complex="11pt" style:text-underline-type="none"/>
    </style:style>
    <style:style style:name="T45" style:parent-style-name="Zadanifontodlomka" style:family="text">
      <style:text-properties fo:font-size="11pt" style:font-size-asian="11pt" style:font-size-complex="11pt"/>
    </style:style>
    <style:style style:name="T46" style:parent-style-name="Hiperveza" style:family="text">
      <style:text-properties style:use-window-font-color="true" fo:font-size="11pt" style:font-size-asian="11pt" style:font-size-complex="11pt" style:text-underline-type="none"/>
    </style:style>
    <style:style style:name="T47" style:parent-style-name="Zadanifontodlomka" style:family="text">
      <style:text-properties fo:font-size="11pt" style:font-size-asian="11pt" style:font-size-complex="11pt"/>
    </style:style>
    <style:style style:name="T48" style:parent-style-name="Zadanifontodlomka" style:family="text">
      <style:text-properties fo:font-size="11pt" style:font-size-asian="11pt" style:font-size-complex="11pt"/>
    </style:style>
    <style:style style:name="T49" style:parent-style-name="Hiperveza" style:family="text">
      <style:text-properties style:use-window-font-color="true" fo:font-size="11pt" style:font-size-asian="11pt" style:font-size-complex="11pt" style:text-underline-type="none"/>
    </style:style>
    <style:style style:name="T50" style:parent-style-name="Zadanifontodlomka" style:family="text">
      <style:text-properties fo:font-size="11pt" style:font-size-asian="11pt" style:font-size-complex="11pt"/>
    </style:style>
    <style:style style:name="T51" style:parent-style-name="Hiperveza" style:family="text">
      <style:text-properties style:use-window-font-color="true" fo:font-size="11pt" style:font-size-asian="11pt" style:font-size-complex="11pt" style:text-underline-type="none"/>
    </style:style>
    <style:style style:name="T52" style:parent-style-name="Zadanifontodlomka" style:family="text">
      <style:text-properties fo:font-size="11pt" style:font-size-asian="11pt" style:font-size-complex="11pt"/>
    </style:style>
    <style:style style:name="T53" style:parent-style-name="Zadanifontodlomka" style:family="text">
      <style:text-properties fo:font-size="11pt" style:font-size-asian="11pt" style:font-size-complex="11pt" fo:background-color="#FFFFFF"/>
    </style:style>
    <style:style style:name="T54" style:parent-style-name="Hiperveza" style:family="text">
      <style:text-properties style:use-window-font-color="true" fo:font-size="11pt" style:font-size-asian="11pt" style:font-size-complex="11pt" fo:background-color="#FFFFFF" style:text-underline-type="none"/>
    </style:style>
    <style:style style:name="T55" style:parent-style-name="Zadanifontodlomka" style:family="text">
      <style:text-properties fo:font-size="11pt" style:font-size-asian="11pt" style:font-size-complex="11pt" fo:background-color="#FFFFFF"/>
    </style:style>
    <style:style style:name="P56" style:parent-style-name="Normal" style:family="paragraph">
      <style:paragraph-properties fo:text-align="justify" fo:line-height="115%"/>
      <style:text-properties style:font-name="Times New Roman"/>
    </style:style>
    <style:style style:name="P57" style:parent-style-name="Odlomakpopisa" style:list-style-name="LFO1" style:family="paragraph">
      <style:paragraph-properties style:contextual-spacing="false" fo:text-align="justify" fo:margin-bottom="0in" fo:line-height="115%"/>
      <style:text-properties style:font-name="Times New Roman" fo:font-weight="bold" style:font-weight-asian="bold" style:font-weight-complex="bold"/>
    </style:style>
    <style:style style:name="P58" style:parent-style-name="Odlomakpopisa" style:family="paragraph">
      <style:paragraph-properties style:contextual-spacing="false" fo:text-align="justify" fo:margin-bottom="0in" fo:line-height="115%" fo:margin-left="0.25in">
        <style:tab-stops/>
      </style:paragraph-properties>
    </style:style>
    <style:style style:name="T59" style:parent-style-name="Zadanifontodlomka" style:family="text">
      <style:text-properties style:font-name="Times New Roman"/>
    </style:style>
    <style:style style:name="T60" style:parent-style-name="Zadanifontodlomka" style:family="text">
      <style:text-properties style:font-name="Times New Roman" fo:font-style="italic" style:font-style-asian="italic" style:font-style-complex="italic"/>
    </style:style>
    <style:style style:name="T61" style:parent-style-name="Zadanifontodlomka" style:family="text">
      <style:text-properties style:font-name="Times New Roman"/>
    </style:style>
    <style:style style:name="T62" style:parent-style-name="Zadanifontodlomka" style:family="text">
      <style:text-properties style:font-name="Times New Roman" fo:font-style="italic" style:font-style-asian="italic" style:font-style-complex="italic"/>
    </style:style>
    <style:style style:name="T63" style:parent-style-name="Zadanifontodlomka" style:family="text">
      <style:text-properties style:font-name="Times New Roman"/>
    </style:style>
    <style:style style:name="P64" style:parent-style-name="Odlomakpopisa" style:family="paragraph">
      <style:paragraph-properties style:contextual-spacing="false" fo:text-align="justify" fo:margin-bottom="0in" fo:line-height="115%" fo:margin-left="0.25in">
        <style:tab-stops/>
      </style:paragraph-properties>
      <style:text-properties style:font-name="Times New Roman"/>
    </style:style>
    <style:style style:name="P65" style:parent-style-name="Odlomakpopisa" style:list-style-name="LFO1" style:family="paragraph">
      <style:paragraph-properties style:contextual-spacing="false" fo:text-align="justify" fo:margin-bottom="0in" fo:line-height="115%"/>
      <style:text-properties style:font-name="Times New Roman" fo:font-weight="bold" style:font-weight-asian="bold" style:font-weight-complex="bold"/>
    </style:style>
    <style:style style:name="P66" style:parent-style-name="Odlomakpopisa" style:family="paragraph">
      <style:paragraph-properties fo:text-align="justify" fo:line-height="115%" fo:margin-left="0.25in">
        <style:tab-stops/>
      </style:paragraph-properties>
      <style:text-properties style:font-name="Times New Roman"/>
    </style:style>
    <style:style style:name="P67" style:parent-style-name="Odlomakpopisa" style:family="paragraph">
      <style:paragraph-properties fo:text-align="justify" fo:line-height="115%" fo:margin-left="0.25in">
        <style:tab-stops/>
      </style:paragraph-properties>
      <style:text-properties style:font-name="Times New Roman"/>
    </style:style>
    <style:style style:name="P68" style:parent-style-name="Odlomakpopisa" style:family="paragraph">
      <style:paragraph-properties style:contextual-spacing="false" fo:text-align="justify" fo:margin-bottom="0in" fo:line-height="115%" fo:margin-left="0.25in">
        <style:tab-stops/>
      </style:paragraph-properties>
      <style:text-properties style:font-name="Times New Roman"/>
    </style:style>
    <style:style style:name="P69" style:parent-style-name="Odlomakpopisa" style:list-style-name="LFO1" style:family="paragraph">
      <style:paragraph-properties style:contextual-spacing="false" fo:text-align="justify" fo:margin-bottom="0in" fo:line-height="115%"/>
    </style:style>
    <style:style style:name="T70" style:parent-style-name="Zadanifontodlomka" style:family="text">
      <style:text-properties style:font-name="Times New Roman" fo:font-weight="bold" style:font-weight-asian="bold" style:font-weight-complex="bold"/>
    </style:style>
    <style:style style:name="T71" style:parent-style-name="Zadanifontodlomka" style:family="text">
      <style:text-properties style:font-name="Times New Roman"/>
    </style:style>
    <style:style style:name="P72" style:parent-style-name="Normal" style:family="paragraph">
      <style:paragraph-properties fo:text-align="justify" fo:margin-bottom="0in" fo:line-height="115%"/>
    </style:style>
    <style:style style:name="T73" style:parent-style-name="Zadanifontodlomka" style:family="text">
      <style:text-properties style:font-name="Times New Roman"/>
    </style:style>
    <style:style style:name="T74" style:parent-style-name="Zadanifontodlomka" style:family="text">
      <style:text-properties style:font-name="Times New Roman" style:font-weight-complex="bold"/>
    </style:style>
    <style:style style:name="T75" style:parent-style-name="Zadanifontodlomka" style:family="text">
      <style:text-properties style:font-name="Times New Roman"/>
    </style:style>
    <style:style style:name="T76" style:parent-style-name="Zadanifontodlomka" style:family="text">
      <style:text-properties style:font-name="Times New Roman" fo:font-style="italic" style:font-style-asian="italic" style:font-style-complex="italic"/>
    </style:style>
    <style:style style:name="T77" style:parent-style-name="Zadanifontodlomka" style:family="text">
      <style:text-properties style:font-name="Times New Roman"/>
    </style:style>
    <style:style style:name="T78" style:parent-style-name="Zadanifontodlomka" style:family="text">
      <style:text-properties style:font-name="Times New Roman" fo:font-weight="bold" style:font-weight-asian="bold" style:font-weight-complex="bold"/>
    </style:style>
    <style:style style:name="T79" style:parent-style-name="Zadanifontodlomka" style:family="text">
      <style:text-properties style:font-name="Times New Roman"/>
    </style:style>
    <style:style style:name="P80" style:parent-style-name="Odlomakpopisa" style:family="paragraph">
      <style:paragraph-properties style:contextual-spacing="false" fo:text-align="justify" fo:margin-bottom="0in" fo:line-height="115%" fo:margin-left="0.25in">
        <style:tab-stops/>
      </style:paragraph-properties>
      <style:text-properties style:font-name="Times New Roman"/>
    </style:style>
    <style:style style:name="P81" style:parent-style-name="Odlomakpopisa" style:list-style-name="LFO1" style:family="paragraph">
      <style:paragraph-properties style:contextual-spacing="false" fo:text-align="justify" fo:margin-bottom="0in" fo:line-height="115%"/>
    </style:style>
    <style:style style:name="T82" style:parent-style-name="Zadanifontodlomka" style:family="text">
      <style:text-properties style:font-name="Times New Roman" fo:font-weight="bold" style:font-weight-asian="bold" style:font-weight-complex="bold"/>
    </style:style>
    <style:style style:name="P83" style:parent-style-name="Odlomakpopisa" style:family="paragraph">
      <style:paragraph-properties fo:text-align="justify" fo:line-height="115%"/>
      <style:text-properties style:font-name="Times New Roman"/>
    </style:style>
    <style:style style:name="P84" style:parent-style-name="Normal" style:family="paragraph">
      <style:paragraph-properties fo:text-align="justify" fo:line-height="115%"/>
      <style:text-properties style:font-name="Times New Roman"/>
    </style:style>
    <style:style style:name="P85" style:parent-style-name="Normal" style:family="paragraph">
      <style:paragraph-properties fo:text-align="justify" fo:line-height="115%"/>
      <style:text-properties style:font-name="Times New Roman"/>
    </style:style>
    <style:style style:name="P86" style:parent-style-name="Normal" style:family="paragraph">
      <style:paragraph-properties fo:text-align="justify" fo:line-height="115%"/>
    </style:style>
    <style:style style:name="T87" style:parent-style-name="Zadanifontodlomka" style:family="text">
      <style:text-properties style:font-name="Times New Roman"/>
    </style:style>
    <style:style style:name="T88" style:parent-style-name="cf01" style:family="text">
      <style:text-properties style:font-name="Times New Roman" style:font-name-complex="Times New Roman" fo:font-size="11pt" style:font-size-asian="11pt" style:font-size-complex="11pt"/>
    </style:style>
    <style:style style:name="T89" style:parent-style-name="Zadanifontodlomka" style:family="text">
      <style:text-properties style:font-name="Times New Roman"/>
    </style:style>
    <style:style style:name="P90" style:parent-style-name="pf0" style:family="paragraph">
      <style:paragraph-properties fo:text-align="justify" fo:line-height="115%"/>
    </style:style>
    <style:style style:name="T91" style:parent-style-name="Zadanifontodlomka" style:family="text">
      <style:text-properties fo:font-size="11pt" style:font-size-asian="11pt" style:font-size-complex="11pt"/>
    </style:style>
    <style:style style:name="T92" style:parent-style-name="Zadanifontodlomka" style:family="text">
      <style:text-properties fo:font-size="11pt" style:font-size-asian="11pt" style:font-size-complex="11pt"/>
    </style:style>
    <style:style style:name="T93" style:parent-style-name="Zadanifontodlomka" style:family="text">
      <style:text-properties fo:font-size="11pt" style:font-size-asian="11pt" style:font-size-complex="11pt"/>
    </style:style>
    <style:style style:name="T94" style:parent-style-name="Zadanifontodlomka" style:family="text">
      <style:text-properties fo:font-style="italic" style:font-style-asian="italic" style:font-style-complex="italic" fo:font-size="11pt" style:font-size-asian="11pt" style:font-size-complex="11pt"/>
    </style:style>
    <style:style style:name="T95" style:parent-style-name="Zadanifontodlomka" style:family="text">
      <style:text-properties style:font-style-complex="italic" fo:font-size="11pt" style:font-size-asian="11pt" style:font-size-complex="11pt"/>
    </style:style>
    <style:style style:name="T96" style:parent-style-name="Zadanifontodlomka" style:family="text">
      <style:text-properties fo:font-size="11pt" style:font-size-asian="11pt" style:font-size-complex="11pt"/>
    </style:style>
    <style:style style:name="T97" style:parent-style-name="Zadanifontodlomka" style:family="text">
      <style:text-properties fo:font-style="italic" style:font-style-asian="italic" style:font-style-complex="italic" fo:font-size="11pt" style:font-size-asian="11pt" style:font-size-complex="11pt"/>
    </style:style>
    <style:style style:name="T98" style:parent-style-name="Zadanifontodlomka" style:family="text">
      <style:text-properties fo:font-size="11pt" style:font-size-asian="11pt" style:font-size-complex="11pt"/>
    </style:style>
    <style:style style:name="T99" style:parent-style-name="Zadanifontodlomka" style:family="text">
      <style:text-properties fo:font-style="italic" style:font-style-asian="italic" style:font-style-complex="italic" fo:font-size="11pt" style:font-size-asian="11pt" style:font-size-complex="11pt"/>
    </style:style>
    <style:style style:name="T100" style:parent-style-name="Zadanifontodlomka" style:family="text">
      <style:text-properties fo:font-size="11pt" style:font-size-asian="11pt" style:font-size-complex="11pt"/>
    </style:style>
    <style:style style:name="T101" style:parent-style-name="Zadanifontodlomka" style:family="text">
      <style:text-properties style:font-weight-complex="bold" fo:font-size="11pt" style:font-size-asian="11pt" style:font-size-complex="11pt"/>
    </style:style>
    <style:style style:name="T102" style:parent-style-name="Zadanifontodlomka" style:family="text">
      <style:text-properties fo:font-size="11pt" style:font-size-asian="11pt" style:font-size-complex="11pt"/>
    </style:style>
    <style:style style:name="T103" style:parent-style-name="Zadanifontodlomka" style:family="text">
      <style:text-properties fo:font-size="11pt" style:font-size-asian="11pt" style:font-size-complex="11pt"/>
    </style:style>
    <style:style style:name="T104" style:parent-style-name="Zadanifontodlomka" style:family="text">
      <style:text-properties fo:font-style="italic" style:font-style-asian="italic" style:font-style-complex="italic" fo:font-size="11pt" style:font-size-asian="11pt" style:font-size-complex="11pt"/>
    </style:style>
    <style:style style:name="T105" style:parent-style-name="Zadanifontodlomka" style:family="text">
      <style:text-properties fo:font-size="11pt" style:font-size-asian="11pt" style:font-size-complex="11pt"/>
    </style:style>
    <style:style style:name="P106" style:parent-style-name="Normal" style:family="paragraph">
      <style:paragraph-properties fo:text-align="justify" fo:line-height="115%"/>
      <style:text-properties style:font-name="Times New Roman"/>
    </style:style>
    <style:style style:name="P107" style:parent-style-name="Odlomakpopisa" style:list-style-name="LFO1" style:family="paragraph">
      <style:paragraph-properties style:contextual-spacing="false" fo:text-align="justify" fo:margin-bottom="0in" fo:line-height="115%"/>
    </style:style>
    <style:style style:name="T108" style:parent-style-name="Zadanifontodlomka" style:family="text">
      <style:text-properties style:font-name="Times New Roman" fo:font-weight="bold" style:font-weight-asian="bold" style:font-weight-complex="bold"/>
    </style:style>
    <style:style style:name="T109" style:parent-style-name="Zadanifontodlomka" style:family="text">
      <style:text-properties style:font-name="Times New Roman" fo:font-weight="bold" style:font-weight-asian="bold" style:font-weight-complex="bold" fo:font-style="italic" style:font-style-asian="italic" style:font-style-complex="italic"/>
    </style:style>
    <style:style style:name="T110" style:parent-style-name="Zadanifontodlomka" style:family="text">
      <style:text-properties style:font-name="Times New Roman" fo:font-weight="bold" style:font-weight-asian="bold" style:font-weight-complex="bold"/>
    </style:style>
    <style:style style:name="T111" style:parent-style-name="cf01" style:family="text">
      <style:text-properties style:font-name="Times New Roman" style:font-name-complex="Times New Roman" fo:font-weight="bold" style:font-weight-asian="bold" style:font-weight-complex="bold" fo:font-size="11pt" style:font-size-asian="11pt" style:font-size-complex="11pt"/>
    </style:style>
    <style:style style:name="T112" style:parent-style-name="Zadanifontodlomka" style:family="text">
      <style:text-properties style:font-name="Times New Roman" fo:font-weight="bold" style:font-weight-asian="bold" style:font-weight-complex="bold"/>
    </style:style>
    <style:style style:name="P113" style:parent-style-name="Odlomakpopisa" style:family="paragraph">
      <style:paragraph-properties fo:text-align="justify" fo:line-height="115%" fo:margin-left="0in">
        <style:tab-stops/>
      </style:paragraph-properties>
      <style:text-properties style:font-name="Times New Roman"/>
    </style:style>
    <style:style style:name="P114" style:parent-style-name="Odlomakpopisa" style:family="paragraph">
      <style:paragraph-properties fo:text-align="justify" fo:line-height="115%" fo:margin-left="0in">
        <style:tab-stops/>
      </style:paragraph-properties>
    </style:style>
    <style:style style:name="T115" style:parent-style-name="Zadanifontodlomka" style:family="text">
      <style:text-properties style:font-name="Times New Roman"/>
    </style:style>
    <style:style style:name="T116" style:parent-style-name="Zadanifontodlomka" style:family="text">
      <style:text-properties style:font-name="Times New Roman" fo:font-style="italic" style:font-style-asian="italic" style:font-style-complex="italic"/>
    </style:style>
    <style:style style:name="T117" style:parent-style-name="Zadanifontodlomka" style:family="text">
      <style:text-properties style:font-name="Times New Roman"/>
    </style:style>
    <style:style style:name="T118" style:parent-style-name="Zadanifontodlomka" style:family="text">
      <style:text-properties style:font-name="Times New Roman" fo:font-style="italic" style:font-style-asian="italic" style:font-style-complex="italic"/>
    </style:style>
    <style:style style:name="T119" style:parent-style-name="Zadanifontodlomka" style:family="text">
      <style:text-properties style:font-name="Times New Roman"/>
    </style:style>
    <style:style style:name="T120" style:parent-style-name="Zadanifontodlomka" style:family="text">
      <style:text-properties style:font-name="Times New Roman"/>
    </style:style>
    <style:style style:name="T121" style:parent-style-name="Zadanifontodlomka" style:family="text">
      <style:text-properties style:font-name="Times New Roman" fo:font-weight="bold" style:font-weight-asian="bold" style:font-weight-complex="bold"/>
    </style:style>
    <style:style style:name="T122" style:parent-style-name="Zadanifontodlomka" style:family="text">
      <style:text-properties style:font-name="Times New Roman"/>
    </style:style>
    <style:style style:name="T123" style:parent-style-name="Zadanifontodlomka" style:family="text">
      <style:text-properties style:font-name="Times New Roman" fo:font-weight="bold" style:font-weight-asian="bold" style:font-weight-complex="bold"/>
    </style:style>
    <style:style style:name="T124" style:parent-style-name="Zadanifontodlomka" style:family="text">
      <style:text-properties style:font-name="Times New Roman"/>
    </style:style>
    <style:style style:name="T125" style:parent-style-name="Zadanifontodlomka" style:family="text">
      <style:text-properties style:font-name="Times New Roman" fo:font-style="italic" style:font-style-asian="italic" style:font-style-complex="italic"/>
    </style:style>
    <style:style style:name="T126" style:parent-style-name="Zadanifontodlomka" style:family="text">
      <style:text-properties style:font-name="Times New Roman"/>
    </style:style>
    <style:style style:name="T127" style:parent-style-name="cf01" style:family="text">
      <style:text-properties style:font-name="Times New Roman" style:font-name-complex="Times New Roman" fo:font-size="11pt" style:font-size-asian="11pt" style:font-size-complex="11pt"/>
    </style:style>
    <style:style style:name="T128" style:parent-style-name="Zadanifontodlomka" style:family="text">
      <style:text-properties style:font-name="Times New Roman"/>
    </style:style>
    <style:style style:name="T129" style:parent-style-name="Zadanifontodlomka" style:family="text">
      <style:text-properties style:font-name="Times New Roman" fo:font-style="italic" style:font-style-asian="italic" style:font-style-complex="italic"/>
    </style:style>
    <style:style style:name="T130" style:parent-style-name="Zadanifontodlomka" style:family="text">
      <style:text-properties style:font-name="Times New Roman"/>
    </style:style>
    <style:style style:name="T131" style:parent-style-name="Zadanifontodlomka" style:family="text">
      <style:text-properties style:font-name="Times New Roman" fo:font-style="italic" style:font-style-asian="italic" style:font-style-complex="italic"/>
    </style:style>
    <style:style style:name="T132" style:parent-style-name="Zadanifontodlomka" style:family="text">
      <style:text-properties style:font-name="Times New Roman"/>
    </style:style>
    <style:style style:name="P133" style:parent-style-name="Normal" style:family="paragraph">
      <style:paragraph-properties fo:text-align="justify" fo:line-height="115%"/>
      <style:text-properties style:font-name="Times New Roman"/>
    </style:style>
    <style:style style:name="P134" style:parent-style-name="Odlomakpopisa" style:list-style-name="LFO1" style:family="paragraph">
      <style:paragraph-properties style:contextual-spacing="false" fo:text-align="justify" fo:margin-bottom="0in" fo:line-height="115%"/>
    </style:style>
    <style:style style:name="T135" style:parent-style-name="Zadanifontodlomka" style:family="text">
      <style:text-properties style:font-name="Times New Roman" fo:font-weight="bold" style:font-weight-asian="bold" style:font-weight-complex="bold"/>
    </style:style>
    <style:style style:name="P136" style:parent-style-name="Odlomakpopisa" style:family="paragraph">
      <style:paragraph-properties fo:text-align="justify" fo:line-height="115%"/>
      <style:text-properties style:font-name="Times New Roman"/>
    </style:style>
    <style:style style:name="P137" style:parent-style-name="Normal" style:family="paragraph">
      <style:paragraph-properties fo:text-align="justify" fo:line-height="115%"/>
    </style:style>
    <style:style style:name="T138" style:parent-style-name="Zadanifontodlomka" style:family="text">
      <style:text-properties style:font-name="Times New Roman"/>
    </style:style>
    <style:style style:name="T139" style:parent-style-name="Zadanifontodlomka" style:family="text">
      <style:text-properties style:font-name="Times New Roman" fo:font-style="italic" style:font-style-asian="italic" style:font-style-complex="italic"/>
    </style:style>
    <style:style style:name="T140" style:parent-style-name="Zadanifontodlomka" style:family="text">
      <style:text-properties style:font-name="Times New Roman"/>
    </style:style>
    <style:style style:name="T141" style:parent-style-name="Zadanifontodlomka" style:family="text">
      <style:text-properties style:font-name="Times New Roman" fo:font-style="italic" style:font-style-asian="italic" style:font-style-complex="italic"/>
    </style:style>
    <style:style style:name="T142" style:parent-style-name="Zadanifontodlomka" style:family="text">
      <style:text-properties style:font-name="Times New Roman"/>
    </style:style>
    <style:style style:name="T143" style:parent-style-name="Zadanifontodlomka" style:family="text">
      <style:text-properties style:font-name="Times New Roman" fo:font-style="italic" style:font-style-asian="italic" style:font-style-complex="italic"/>
    </style:style>
    <style:style style:name="T144" style:parent-style-name="Zadanifontodlomka" style:family="text">
      <style:text-properties style:font-name="Times New Roman"/>
    </style:style>
    <style:style style:name="T145" style:parent-style-name="Zadanifontodlomka" style:family="text">
      <style:text-properties style:font-name="Times New Roman" fo:font-style="italic" style:font-style-asian="italic" style:font-style-complex="italic"/>
    </style:style>
    <style:style style:name="T146" style:parent-style-name="Zadanifontodlomka" style:family="text">
      <style:text-properties style:font-name="Times New Roman" style:font-style-complex="italic"/>
    </style:style>
    <style:style style:name="T147" style:parent-style-name="Zadanifontodlomka" style:family="text">
      <style:text-properties style:font-name="Times New Roman"/>
    </style:style>
    <style:style style:name="P148" style:parent-style-name="Normal" style:family="paragraph">
      <style:paragraph-properties fo:text-align="justify" fo:line-height="115%"/>
    </style:style>
    <style:style style:name="T149" style:parent-style-name="Zadanifontodlomka" style:family="text">
      <style:text-properties style:font-name="Times New Roman"/>
    </style:style>
    <style:style style:name="T150" style:parent-style-name="Zadanifontodlomka" style:family="text">
      <style:text-properties style:font-name="Times New Roman"/>
    </style:style>
    <style:style style:name="T151" style:parent-style-name="cf01" style:family="text">
      <style:text-properties style:font-name="Times New Roman" style:font-name-complex="Times New Roman" fo:font-size="11pt" style:font-size-asian="11pt" style:font-size-complex="11pt"/>
    </style:style>
    <style:style style:name="T152" style:parent-style-name="Zadanifontodlomka" style:family="text">
      <style:text-properties style:font-name="Times New Roman"/>
    </style:style>
    <style:style style:name="P153" style:parent-style-name="Normal" style:family="paragraph">
      <style:paragraph-properties fo:text-align="justify" fo:line-height="115%"/>
      <style:text-properties style:font-name="Times New Roman"/>
    </style:style>
  </office:automatic-styles>
  <office:body>
    <office:text text:use-soft-page-breaks="true">
      <text:p text:style-name="P1">DOMINIS U LONDONU – TAJNO HODOČAŠĆE</text:p>
      <text:p text:style-name="P2"/>
      <text:list text:style-name="LFO1" text:continue-numbering="true">
        <text:list-item>
          <text:p text:style-name="P3">Engleski kralj Jakov I. Stuart</text:p>
        </text:list-item>
      </text:list>
      <text:p text:style-name="P4">Početkom 1615. godine Dominis je ponovo u Veneciji, gdje je nakon što ga je mletačko Vijeće desetorice odbilo izručiti Rimu, odlučio definitivno otići u London jer mu se Anglikanska crkva, pod kraljem Jakovom I., doimala manje ekstremna od radikalnih kontinentalnih protestantskih crkava kojima Dominis nije bio sklon, a pored toga Englezi su u svojim odnosima s katoličkim zemljama pokazivali sklonost za kompromis i spremnost da izglade svoj spor sa Španjolskom.</text:p>
      <text:p text:style-name="P5">Nakon što je u Splitu sredio svoje poslove, i posredovanjem engleskog veleposlanika sir Wottona posredno je pregovarao s canterburyjskim nadbiskupom Abbotom i engleskim kraljem Jakovom I. Stuartom o uvjetima svoga dolaska u London, Dominis je u rujnu 1616. godine tajno iz Mletaka krenuo na tromjesečno putovanje pod imenom dubrovačkog trgovca Matije Lukarevića, u pratnji engleskog plemića Roberta Barnsa i svog nećaka Žvana. Na putovanju koje je nazvao »hodočašće«, putovali su prvo mletačkim teritorijem u pravcu Brescia-Bergamo, pa odatle na sjever do Basela u Švicarskoj, odakle je dolinom Rajne nastavio za Heidelberg i Haag. Svečano dočekan u Londonu, Dominis se smjestio u palači Lambeth canterburyjskog nadbiskupa Georga Abbota i uživao osobitu naklonost kralja Jakova I., koji je cijenio političku i diplomatsku vrijednost od prisutnosti istaknutog rimokatoličkog prebjega.</text:p>
      <text:p text:style-name="P6"><text:s/></text:p>
      <text:list text:style-name="LFO1" text:continue-numbering="true">
        <text:list-item>
          <text:p text:style-name="P7"><text:bookmark-start text:name="_Hlk175124697"/><text:span text:style-name="T8">Thomas Hobbes (1588-1679)</text:span><text:span text:style-name="T9">, engleski filozof, utemeljitelj moderne političke filozofije i doktrine modernih prirodnih prava, tvorac teorije društvenog ugovora.</text:span></text:p>
        </text:list-item>
      </text:list>
      <text:p text:style-name="P10"><text:span text:style-name="T11">Dominis svojim dolaskom u London, <text:s/>opusom i djelovanjem utjecao</text:span><text:span text:style-name="T12"><text:s/>je</text:span><text:span text:style-name="T13"><text:s/>i nadahnjivao mnoge ugledne europske učenjake i filozofe. Među njima osobito ističu se velikani kao Hugo Grotius, otac međunarodnog prava i Thomas Hobbes, utemeljitelj moderne političke filozofije i doktrine modernih prirodnih prava, koji je neka Dominisova djela poznavao i posjedovao u biblioteci.</text:span><text:span text:style-name="T14"><text:s/></text:span><text:span text:style-name="T15">London u tom razdoblju živi bogatim kulturnim, političkim <text:s/>javnim životom. Upriličuju se javne teološke rasprave na kojima se diskutira o pravima i ovlastima vladara, papa i kraljeva za široku publiku od posebnog interesa zbog svojih direktnih političkih implikacija. Engleska tada proživljava razdoblje kulturnog, gospodarskog i političkog uzleta.</text:span><text:span text:style-name="T16"><text:s/></text:span><text:span text:style-name="T17">U svojem životnom vijeku Hobbes je bio svjedokom ratova i burnih povijesnih događaja koji su potresali </text:span><text:a office:title="Engleska" xlink:href="https://hr.wikipedia.org/wiki/Engleska" office:target-frame-name="_top" xlink:show="replace"><text:span text:style-name="T18">Englesku</text:span></text:a><text:span text:style-name="T19"> prve polovice </text:span><text:a office:title="17. stoljeće" xlink:href="https://hr.wikipedia.org/wiki/17._stolje%C4%87e" office:target-frame-name="_top" xlink:show="replace"><text:span text:style-name="T20">17. stoljeća</text:span></text:a><text:span text:style-name="T21">. Upravo zato u središtu njegova interesa i jesu problemi čovjeka i društva. Nasuprot </text:span><text:a office:title="Srednji vijek" xlink:href="https://hr.wikipedia.org/wiki/Srednji_vijek" office:target-frame-name="_top" xlink:show="replace"><text:span text:style-name="T22">srednjovjekovnim</text:span></text:a><text:span text:style-name="T23"> </text:span><text:a office:title="Teologija" xlink:href="https://hr.wikipedia.org/wiki/Teologija" office:target-frame-name="_top" xlink:show="replace"><text:span text:style-name="T24">teološkim</text:span></text:a><text:span text:style-name="T25"> shvaćanjima Hobbes daje objašnjenje koje proizlazi od čovjekove </text:span><text:a office:title="Nagon (stranica ne postoji)" xlink:href="https://hr.wikipedia.org/w/index.php?title=Nagon&amp;action=edit&amp;redlink=1" office:target-frame-name="_top" xlink:show="replace"><text:span text:style-name="T26">nagonske</text:span></text:a><text:span text:style-name="T27">, ali i razumne prirode. </text:span><text:span text:style-name="T28">Država</text:span><text:span text:style-name="T29"> nije božanska </text:span><text:a office:title="Tvorevina (stranica ne postoji)" xlink:href="https://hr.wikipedia.org/w/index.php?title=Tvorevina&amp;action=edit&amp;redlink=1" office:target-frame-name="_top" xlink:show="replace"><text:span text:style-name="T30">tvorevina</text:span></text:a><text:span text:style-name="T31"> (kako smatraju teološki autori, koji su još prije Hobbbesa promišljali o </text:span><text:a office:title="Prirodno pravo (stranica ne postoji)" xlink:href="https://hr.wikipedia.org/w/index.php?title=Prirodno_pravo&amp;action=edit&amp;redlink=1" office:target-frame-name="_top" xlink:show="replace"><text:span text:style-name="T32">prirodnom pravu</text:span></text:a><text:span text:style-name="T33">), nego rezultat društvenog ugovora. Tezom o nepovredivosti apsolutne vlasti </text:span><text:a office:title="Suveren (stranica ne postoji)" xlink:href="https://hr.wikipedia.org/w/index.php?title=Suveren&amp;action=edit&amp;redlink=1" office:target-frame-name="_top" xlink:show="replace"><text:span text:style-name="T34">suverena</text:span></text:a><text:span text:style-name="T35"> Hobbes izražava interese i potrebe onog dijela engleske </text:span><text:a office:title="Buržoazija" xlink:href="https://hr.wikipedia.org/wiki/Bur%C5%BEoazija" office:target-frame-name="_top" xlink:show="replace"><text:span text:style-name="T36">buržoazije</text:span></text:a><text:span text:style-name="T37"> koji u tom razdoblju povijesti treba jaku državnu vlast - takvu koja će okončati nevolju dugotrajnih građanskih ratova i nered u društvu s oslabljenim ustanovama koje skrbe o donošenju i poštovanju zakona.</text:span></text:p>
      <text:p text:style-name="P38"><text:span text:style-name="T39">Hobbesovo najpoznatije djelo je<text:s/></text:span><text:span text:style-name="T40">Leviathan</text:span><text:span text:style-name="T41">. U tom djelu on iznosi doktrinu modernih </text:span><text:a office:title="Prirodno prava (stranica ne postoji)" xlink:href="https://hr.wikipedia.org/w/index.php?title=Prirodno_prava&amp;action=edit&amp;redlink=1" office:target-frame-name="_top" xlink:show="replace"><text:span text:style-name="T42">prirodnih prava</text:span></text:a><text:span text:style-name="T43">. Govoreći o "vječitom ratu svakoga čovjeka protiv njegovog bližnjega", tvrdio je da je u ljudskoj prirodi </text:span><text:a office:title="Prirodno stanje" xlink:href="https://hr.wikipedia.org/wiki/Prirodno_stanje" office:target-frame-name="_top" xlink:show="replace"><text:span text:style-name="T44">prirodno stanje</text:span></text:a><text:span text:style-name="T45"> "rat svih protiv svih",  i koristio je slikovitu izreku "čovjek je čovjeku vuk" (</text:span><text:a office:title="Homo homini lupus" xlink:href="https://hr.wikipedia.org/wiki/Homo_homini_lupus" office:target-frame-name="_top" xlink:show="replace"><text:span text:style-name="T46">Homo homini lupus</text:span></text:a><text:span text:style-name="T47"> est). Prema Hobbesu, radi izlaza iz takvog nepodnošljivog prirodnog stanja, ljudi, potaknuti golim strahom za vlastiti opstanak, predaju vladaru (koji ima monopol nad korištenjem sile) društvenim ugovorom vlast nad sobom, kako bi im on pomoću monopola kojeg ima nad silom, osiguravao mir u kojemu ljudi mogu ostvarivati svoj boljitak.Tako strah pojedinca za vlastiti opstanak postaje iz</text:span><text:soft-page-break/><text:span text:style-name="T48">vor </text:span><text:a office:title="Suverenitet" xlink:href="https://hr.wikipedia.org/wiki/Suverenitet" office:target-frame-name="_top" xlink:show="replace"><text:span text:style-name="T49">suvereniteta</text:span></text:a><text:span text:style-name="T50">, tj. postojanja </text:span><text:a office:title="Država" xlink:href="https://hr.wikipedia.org/wiki/Dr%C5%BEava" office:target-frame-name="_top" xlink:show="replace"><text:span text:style-name="T51">države</text:span></text:a><text:span text:style-name="T52"> kao jamca opstanka naroda.</text:span><text:span text:style-name="T53"><text:s/>Zalagao se za </text:span><text:a office:title="Apsolutizam" xlink:href="https://hr.wikipedia.org/wiki/Apsolutizam" office:target-frame-name="_top" xlink:show="replace"><text:span text:style-name="T54">apsolutistički</text:span></text:a><text:span text:style-name="T55"> oblik vladavine, gdje monarh bez ograničenja kontrolira sve državne poslove - od donošenja zakona, preko njihove provedbe i naposljetku kontrole zakonitosti na sudovima; vladar treba upravljati i religijom, obrazovanjem, javnim govorom i pisanjem. Za Hobbesa, društvenim ugovorom narod kao izvor suvereniteta predaje svu vlast nad sobom svojemu vladaru, te svako ograničavanje ovlasti vladara predstavlja izvor nereda.</text:span></text:p>
      <text:p text:style-name="P56"/>
      <text:list text:style-name="LFO1" text:continue-numbering="true">
        <text:list-item>
          <text:p text:style-name="P57"><text:bookmark-end text:name="_Hlk175124697"/>Mercer's Chapel – talijanska crkva u kojoj je Dominis propovijedao tijekom boravka u Londonu</text:p>
        </text:list-item>
      </text:list>
      <text:p text:style-name="P58"><text:span text:style-name="T59">Odmah po dolasku, Dominis počinje pripremati za tisak svoje kapitalno djelo<text:s/></text:span><text:span text:style-name="T60">De republica ecclesiastica<text:s/></text:span><text:span text:style-name="T61">(</text:span><text:span text:style-name="T62">O crkvenoj državi</text:span><text:span text:style-name="T63">). Potkraj rujna ili na početku listopada 1617. godine izišao je prvi svezak i izazvao snažan dojam i mnoge komentare u čitavoj Europi, rimsku zabranu čitanja i mnoštvo polemičnih spisa i pamfleta. Dominis, tada odlazi u posjetu engleskim sveučilištima i u Cambridgeu mu je svečano dodijeljen doktorat iz teologije, čime je postao prvi Hrvat koji je dobio tu titulu na nekom engleskom sveučilištu. Potkraj 1617. godine, počeo je držati propovijedi u talijanskoj crkvi u Londonu (Mercers’ Chapel), a prva od njih, održana 30. studenoga, prve nedjelje u Adventu, bila je odmah tiskana u tri verzije, na talijanskom, latinskom i engleskom jeziku.</text:span></text:p>
      <text:p text:style-name="P64"/>
      <text:list text:style-name="LFO1" text:continue-numbering="true">
        <text:list-item>
          <text:p text:style-name="P65">Razdoblje kulturnog uzleta - William Shakespeare (1564 –1616)<text:s/></text:p>
        </text:list-item>
      </text:list>
      <text:p text:style-name="P66">Dominis dolazi u Englesku u vrijeme neposredno nakon smrti Williama Shaksesspeara, u periodu kontinuiranog kulturnog i gospodarskog procvata kraljevstva, koje započinje za vladavine kraljice Elizabete I. (1533-1603). To je vrijeme velikana poput Shakespearea, Francisa Bacona i niza utemeljitelja moderne znanosti, stoljeće kada je engleski stvaralački genij iskovao ideje i jezik koji će ući u temelje moderne europske. London u tom razdoblju živi bogatim kulturnim, političkim <text:s/>javnim životom. Upriličuju se kazališne predstave i <text:s/>javne <text:s/>rasprave o različitim društvenim problemima i <text:s/>pravima, za široku publiku od posebnog interesa zbog svojih direktnih političkih implikacija. Engleska tada proživljava razdoblje kulturnog, gospodarskog i političkog uzleta.<text:s/></text:p>
      <text:p text:style-name="P67"/>
      <text:p text:style-name="P68"/>
      <text:list text:style-name="LFO1" text:continue-numbering="true">
        <text:list-item>
          <text:p text:style-name="P69"><text:span text:style-name="T70">Opasno putovanje u Englesku – Dominis prelazi kanal La Manche u ratnom brodu, koji je nizozemski princ Maurice odredio posebno za njegov prijevoz</text:span><text:span text:style-name="T71"><text:s/></text:span></text:p>
        </text:list-item>
      </text:list>
      <text:p text:style-name="P72"><text:span text:style-name="T73">Dočim se pročulo da je</text:span><text:span text:style-name="T74"><text:s/></text:span><text:span text:style-name="T75">»pobjegao«, u Rimu su javno spalili lutku koja predstavlja njegov lik, a Pavao V. je ustanovio sudski postupak protiv njega<text:s/></text:span><text:span text:style-name="T76">in absentia</text:span><text:span text:style-name="T77">. Dominisa je očekivalo vrlo opasno putovanje iz Heidelberga kroz katoličke porajnske zemlje, jer je u međuvremenu 12. XI. 1616. godine Rimska kurija stavila na indeks zabranjenih djela ne samo njegov proglas nego i sve što ubuduće bude objavio i dala nalog svojim predstavnicima u inozemstvu da poduzmu sve kako bi ga uhitili. Neposredna opasnost prošla je tek kada je 16. XI. 1616. godine stigao u Haag, gdje je u to vrijeme Carleton bio u službi engleskog veleposlanika. Prešavši La Manche u ratnom brodu, koji je<text:s/></text:span><text:span text:style-name="T78">nizozemski princ Maurice</text:span><text:span text:style-name="T79"><text:s/>odredio posebno za njegov prijevoz, Dominis je 16. XII. 1616. godine stigao u London, a njegov je dolazak uglavnom bio shvaćen kao važna potvrda autoriteta Anglikanske crkve.<text:s/></text:span></text:p>
      <text:p text:style-name="P80"/>
      <text:list text:style-name="LFO1" text:continue-numbering="true">
        <text:list-item>
          <text:p text:style-name="P81"><text:span text:style-name="T82">George Abbot - <text:s/>canterburyjski nadbiskup pregovara s Dominisom o tajnom hodočašću u London</text:span></text:p>
        </text:list-item>
      </text:list>
      <text:p text:style-name="P83"/>
      <text:p text:style-name="P84"><text:bookmark-start text:name="_Hlk175121755"/>Početkom 1615. godine Dominis je ponovo u Veneciji, gdje je nakon što ga je mletačko Vijeće desetorice odbilo izručiti Rimu, odlučio definitivno otići u London jer mu se Anglikanska crkva, pod kraljem<text:s/><text:soft-page-break/>Jakovom I., doimala manje ekstremna od radikalnih kontinentalnih protestantskih crkava kojima Dominis nije bio sklon, a pored toga Englezi su u svojim odnosima s katoličkim zemljama pokazivali sklonost za kompromis i spremnost da izglade svoj spor sa Španjolskom.<text:s/><text:bookmark-end text:name="_Hlk175121755"/>U Veneciji se već prije zbližio s fra Paolom Sarpijem, glasovitim učenjakom i vođom mletačke oporbe protiv pape, zahvaljujući kojem je došao u doticaj sa sir Henry Wottonom i <text:s/>sir Dudley Carletonom, engleskim poslanicima u Mletcima. Zainteresirao ih je za svoje ideje.<text:s/><text:bookmark-start text:name="_Hlk175150866"/>Preko poslanika je posredno pregovarao s canterburyjskim nadbiskupom Abbotom i engleskim kraljem Jakovom I. Stuartom o uvjetima svoga dolaska.<text:s/><text:bookmark-end text:name="_Hlk175150866"/></text:p>
      <text:p text:style-name="P85"/>
      <text:p text:style-name="P86"><text:span text:style-name="T87">Sarpi, koji se<text:s/></text:span><text:span text:style-name="T88"><text:s/>Kuriji<text:s/></text:span><text:span text:style-name="T89">također zamjerio kritikom papinstva, našao se nekoliko puta na meti atentatora, pa je i Dominis prema vlastitom priznanju bio u strahu za goli život. Ne bez razloga, jer je čini se doista postojao plan da ga se kidnapira i prisilno odvede u Rim. To ga je ponukalo da se ogleda za drugim utočištem i Engleska mu se učinila kao najpovoljniji izbor. Smatrao je da će tamo biti sigurniji i naći receptivniju publiku za svoje ideje crkvenog jedinstva, a zbog svoje kritike papinstva nadao se prijateljskom prijemu na engleskom dvoru, kao i podršci engleske javnosti.</text:span></text:p>
      <text:p text:style-name="P90"><text:span text:style-name="T91">Nakon što je u Splitu sredio svoje poslove, posredovanjem sir Wottona, Dominis je u rujnu 1616. godine tajno iz Mletaka krenuo na tromjesečno putovanje pod imenom dubrovačkog trgovca Matije Lukarevića, u pratnji engleskog plemića Roberta Barnsa i svog nećaka Žvana. Na putovanju koje je nazvao<text:s/></text:span><text:bookmark-start text:name="_Hlk164791511"/><text:span text:style-name="T92">»hodočašće«,<text:s/></text:span><text:bookmark-end text:name="_Hlk164791511"/><text:span text:style-name="T93">putovali su prvo mletačkim teritorijem u pravcu Brescia-Bergamo, pa odatle na sjever do Basela u Švicarskoj, odakle je dolinom Rajne nastavio za Heidelberg. Tamo se dulje zaustavio i objavio svoj ranije napisani proglas<text:s/></text:span><text:span text:style-name="T94">Marcus Antonius de Dominis, Archiepiscopus Spalatensis, suae profectionis consilium exponi</text:span><text:span text:style-name="T95">,</text:span><text:span text:style-name="T96"><text:s/>(</text:span><text:span text:style-name="T97">Marko Antun de Dominis, splitski nadbiskup, objašnjava plan svog odlaska</text:span><text:span text:style-name="T98">) svoju buntovnu deklaraciju i ispovijest o pobudama koje su ga navele da napusti svoju nadbiskupiju, u kojoj osuđuje papinstvo i rimokatoličko nastupanje isključivo s pozicije apsolutne nadmoći te pledira za jedinstvo crkve. Potkraj iste godine proglas je pretiskan na latinskom jeziku i u engleskom prijevodu u Londonu (</text:span><text:span text:style-name="T99">A manifestation of the motives whereupon ... M. A. de Dominis; Archbishop of Spalatro, undertook his departure thence</text:span><text:span text:style-name="T100">). Dočim se pročulo da je</text:span><text:span text:style-name="T101"><text:s/></text:span><text:bookmark-start text:name="_Hlk164875417"/><text:span text:style-name="T102">»pobjegao«,<text:s/></text:span><text:bookmark-end text:name="_Hlk164875417"/><text:span text:style-name="T103">u Rimu su javno spalili lutku koja predstavlja njegov lik, a Pavao V. je ustanovio sudski postupak protiv njega<text:s/></text:span><text:span text:style-name="T104">in absentia</text:span><text:span text:style-name="T105">. Dominisa je očekivalo vrlo opasno putovanje iz Heidelberga kroz katoličke porajnske zemlje, jer je u međuvremenu 12. XI. 1616. godine Rimska kurija stavila na indeks zabranjenih djela ne samo njegov proglas nego i sve što ubuduće bude objavio i dala nalog svojim predstavnicima u inozemstvu da poduzmu sve kako bi ga uhitili. Neposredna opasnost prošla je tek kada je 16. XI. 1616. godine stigao u Haag, gdje je u to vrijeme Carleton bio u službi engleskog veleposlanika. Prešavši La Manche u ratnom brodu, koji je nizozemski princ Maurice odredio posebno za njegov prijevoz, Dominis je 16. XII. 1616. godine stigao u London, a njegov je dolazak uglavnom bio shvaćen kao važna potvrda autoriteta Anglikanske crkve.<text:s/></text:span></text:p>
      <text:p text:style-name="P106"/>
      <text:list text:style-name="LFO1" text:continue-numbering="true">
        <text:list-item>
          <text:p text:style-name="P107"><text:span text:style-name="T108">Dominisov streloviti uspon u Londonu: titula dekana kraljevskog kaptola u Windsoru – doktorat iz teologije na Cambridgeu – titula<text:s/></text:span><text:span text:style-name="T109">Master of Savoy</text:span><text:span text:style-name="T110"><text:s/>(</text:span><text:span text:style-name="T111">ravnateljsko mjesto u zadužbini Savoy</text:span><text:span text:style-name="T112">) <text:s/></text:span></text:p>
        </text:list-item>
      </text:list>
      <text:p text:style-name="P113"/>
      <text:p text:style-name="P114"><text:span text:style-name="T115">Svečano dočekan, Dominis se smjestio u palači Lambeth canterburyjskog nadbiskupa Georga Abbota i uživao osobitu naklonost kralja Jakova I., koji je cijenio političku i diplomatsku vrijednost od prisutnosti istaknutog rimokatoličkog prebjega. Odmah po dolasku, Dominis počinje pripremati za tisak svoje kapitalno djelo<text:s/></text:span><text:span text:style-name="T116">De republica ecclesiastica<text:s/></text:span><text:span text:style-name="T117">(</text:span><text:span text:style-name="T118">O crkvenoj državi</text:span><text:span text:style-name="T119">). Potkraj rujna ili na početku listopada 1617. godine izišao je prvi svezak i izazvao snažan dojam i mnoge komentare u čitavoj Europi, rimsku zabranu čitanja i mnoštvo polemičnih spisa i pamfleta. Dominis, tada odlazi u posjetu engleskim<text:s/></text:span><text:soft-page-break/><text:span text:style-name="T120">sveučilištima i u Cambridgeu mu je svečano dodijeljen<text:s/></text:span><text:span text:style-name="T121">doktorat iz teologije</text:span><text:span text:style-name="T122">, čime je postao<text:s/></text:span><text:span text:style-name="T123">prvi Hrvat</text:span><text:span text:style-name="T124"><text:s/>koji je dobio tu titulu na nekom engleskom sveučilištu. Potkraj 1617. godine, počeo je držati propovijedi u talijanskoj crkvi u Londonu (Mercers’ Chapel), a prva od njih, održana 30. studenoga, prve nedjelje u Adventu, bila je odmah tiskana u tri verzije, na talijanskom, latinskom i engleskom jeziku. Iako je već po dolasku dobio neke prihode, tek 25. ožujka 1618. godine dodijeljena mu je titula<text:s/></text:span><text:span text:style-name="T125">Master of Savoy</text:span><text:span text:style-name="T126"><text:s/>(</text:span><text:span text:style-name="T127">ravnateljsko mjesto u zadužbini Savoy</text:span><text:span text:style-name="T128">), čime je kao vlastitu rezidenciju dobio palaču Savoy, i nedugo zatim 13. svibnja 1618. godine kralj mu na iznenađenje mnogih engleskih prelata dodjeljuje titulu dekana kraljevskog kaptola u Windsoru, čime je postao kraljev privatni kapelan. To je snažno uzdiglo njegov socijalni profil, ugled i utjecaj a nosilo je i velik redovit prihod. Imenovanjem je stekao položaj koji je bio u rangu biskupa i osigurao mu mjesto na dvoru, a kao uvjet morao je položiti formalnu prisegu kralju, prihvaćajući njegovu vrhovnu jurisdikciju ne samo u svjetovnim već i u crkvenim pitanjima. Smatralo se da je tom je prisegom,<text:s/></text:span><text:span text:style-name="T129">de facto</text:span><text:span text:style-name="T130"><text:s/>postao članom Anglikanske crkve. Mletački poslanik je u izvješću kojim obavještava o događanjima na engleskom dvoru zapisao da je na dvorskoj svečanosti u ceremoniji Reda podvezice (</text:span><text:span text:style-name="T131">Order of the Garter</text:span><text:span text:style-name="T132">) uz kralja i brojne lordove, stajao ogrnut crvenim biskupskim plaštem koji je sezao do poda i »bivši splitski nadbiskup Dominis koji danomice napreduje u naklonosti i cijeni zbog svojih knjiga, koje su uvelike po volji kralju«.</text:span></text:p>
      <text:p text:style-name="P133"/>
      <text:list text:style-name="LFO1" text:continue-numbering="true">
        <text:list-item>
          <text:p text:style-name="P134"><text:span text:style-name="T135">Španjolski veleposlanik Gondomar, špijun inkvizicije - novi problemi na obzoru</text:span></text:p>
        </text:list-item>
      </text:list>
      <text:p text:style-name="P136"/>
      <text:p text:style-name="P137"><text:span text:style-name="T138">Dominisov nagli uspon u Londonu izazvao je neprijateljstvo i zavist okoline, a time započinju njegovi novi problemi. Imenovanje za windsorskog dekana bilo je vrhunac njegova uspona i početak njegova dramatičnog pada. Njegove teološke ideje o fundamentalnom jedinstvu crkve ne prolaze dobro kod radikalnih protestanata koji ne žele čuti o rimskom katoličanstvu. Najveći dio slobodna vremena Dominis posvećuje pisanju i već iste godine kada je imenovan dekanom, 1618., izdaje knjižicu koju je započeo pisati još za vrijeme svog boravka u Heidelbergu, pod naslovom<text:s/></text:span><text:span text:style-name="T139">Scogli del christiano</text:span><text:span text:style-name="T140"><text:s/></text:span><text:span text:style-name="T141">naufragio<text:s/></text:span><text:span text:style-name="T142">(</text:span><text:span text:style-name="T143">Hridine kršćanskog brodoloma)</text:span><text:span text:style-name="T144">, u kojoj razvija i dopunjava argumente protiv papinstva te priprema za tisak Sarpijevo djelo<text:s/></text:span><text:span text:style-name="T145">Istoria del Concilio Tridentino</text:span><text:span text:style-name="T146">,</text:span><text:span text:style-name="T147"><text:s/>koju objavljuje 1619. godine prvo na talijanskom a potom i na engleskom jeziku, pod imenom Pietro Soave Polano, što je anagram Sarpijeva imena.<text:s/></text:span></text:p>
      <text:p text:style-name="P148"><text:span text:style-name="T149">Unatoč postignutim počastima i blagostanju, nove političke struje i okolnosti u osvit Tridesetogodišnjeg rata, dovode do toga da <text:s/>Dominisov ugled na dvoru počinje slabiti. Njegov položaj ovisio je isključivo o kraljevoj naklonosti i dobroj volji. Situacija se pogoršala prilikom diplomatskih pregovora o planiranom englesko-španjolskom kraljevskom braku, što je u političkom pogledu značilo neizbježno poboljšanje odnosa Engleske s Katoličkom crkvom. Dok zabrinuto prati razvoj događaja, Dominis traži način da s papom stupi u kontakt i vodi intenzivnu prepisku s prijateljima u Mletcima, posebno s Paolom Sarpijem. Godine 1621. stupio je u vezu sa španjolskim poslanikom u Londonu Gondmarom, koji je uspio ostvariti dugo pripremanu i dobro smišljenu nakanu inkvizicije da namami Dominisa u Rim. Na Dominisovu odluku da napusti Englesku utjecalo je 1621. godine ustoličenje novoga pape Grgura XV. (Alessandro Ludovisi), koji je prethodno bio njegov učitelj i prijatelj. Odlučivši se za odlazak, Dominis piše 16. I. 1622. godine kralju Jakovu pismo u kojemu ga izvješćuje da je pozvan u Rim od samog pape i ujedno traži od njega dopuštenje za odlazak. Kralj je bio krajnje indigniran tom Dominisovom odlukom pa mu je zabranio pristup na dvor. Da bi raščistio spor i saznao prave Dominisove namjere, poslao je 31. siječnja 1622. godine londonskog i durhamskog biskupa i dekana winchesterskog da u njegovo ime ispitaju Dominisa. Dominisov pokušaj da kralja privoli na mogućnost sjedinjenja s Katoličkom crkvom rezultirao je kraljevom naredbom da u roku od dvadeset dana zauvijek napusti Englesku. Dominis 23. ožujka 1622. godine podnosi ostavku na ravnateljsko mjesto u zadužbini Savoy, a ubrzo zatim i na položaj windsorskog dekana. Njegov boravak u Engleskoj završava u kaosu optužaba i rekriminacija.<text:s/></text:span><text:soft-page-break/><text:span text:style-name="T150">Engleski službenici mu oduzimaju imovinu<text:s/></text:span><text:span text:style-name="T151">uz optužbe da je nezakonito prisvojio neko zlato i srebro te da je iznosom gotovog novca koji je namjeravao iznijeti iz zemlje prekršio carinske propise</text:span><text:span text:style-name="T152">. Radilo se o zakonito stečenom novcu i darovima, koja su mu na Dominisovu pisanu pritužbu poslanu iz Bruxellesa, prema kraljevoj naredbi i vraćena.</text:span></text:p>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Naslov2" style:display-name="Naslov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Naslov3" style:display-name="Naslov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Naslov4" style:display-name="Naslov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Naslov5" style:display-name="Naslov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Naslov6" style:display-name="Naslov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slov7" style:display-name="Naslov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Naslov8" style:display-name="Naslov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slov9" style:display-name="Naslov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Zadanifontodlomka" style:display-name="Zadani font odlomka" style:family="text"/>
    <style:style style:name="Naslov1Char" style:display-name="Naslov 1 Char" style:family="text" style:parent-style-name="Zadanifontodlomka">
      <style:text-properties style:font-name="Calibri Light" style:font-name-asian="Times New Roman" style:font-name-complex="Times New Roman" fo:color="#2F5496" fo:font-size="20pt" style:font-size-asian="20pt" style:font-size-complex="20pt"/>
    </style:style>
    <style:style style:name="Naslov2Char" style:display-name="Naslov 2 Char" style:family="text" style:parent-style-name="Zadanifontodlomka">
      <style:text-properties style:font-name="Calibri Light" style:font-name-asian="Times New Roman" style:font-name-complex="Times New Roman" fo:color="#2F5496" fo:font-size="16pt" style:font-size-asian="16pt" style:font-size-complex="16pt"/>
    </style:style>
    <style:style style:name="Naslov3Char" style:display-name="Naslov 3 Char" style:family="text" style:parent-style-name="Zadanifontodlomka">
      <style:text-properties style:font-name-asian="Times New Roman" style:font-name-complex="Times New Roman" fo:color="#2F5496" fo:font-size="14pt" style:font-size-asian="14pt" style:font-size-complex="14pt"/>
    </style:style>
    <style:style style:name="Naslov4Char" style:display-name="Naslov 4 Char" style:family="text" style:parent-style-name="Zadanifontodlomka">
      <style:text-properties style:font-name-asian="Times New Roman" style:font-name-complex="Times New Roman" fo:font-style="italic" style:font-style-asian="italic" style:font-style-complex="italic" fo:color="#2F5496"/>
    </style:style>
    <style:style style:name="Naslov5Char" style:display-name="Naslov 5 Char" style:family="text" style:parent-style-name="Zadanifontodlomka">
      <style:text-properties style:font-name-asian="Times New Roman" style:font-name-complex="Times New Roman" fo:color="#2F5496"/>
    </style:style>
    <style:style style:name="Naslov6Char" style:display-name="Naslov 6 Char" style:family="text" style:parent-style-name="Zadanifontodlomka">
      <style:text-properties style:font-name-asian="Times New Roman" style:font-name-complex="Times New Roman" fo:font-style="italic" style:font-style-asian="italic" style:font-style-complex="italic" fo:color="#595959"/>
    </style:style>
    <style:style style:name="Naslov7Char" style:display-name="Naslov 7 Char" style:family="text" style:parent-style-name="Zadanifontodlomka">
      <style:text-properties style:font-name-asian="Times New Roman" style:font-name-complex="Times New Roman" fo:color="#595959"/>
    </style:style>
    <style:style style:name="Naslov8Char" style:display-name="Naslov 8 Char" style:family="text" style:parent-style-name="Zadanifontodlomka">
      <style:text-properties style:font-name-asian="Times New Roman" style:font-name-complex="Times New Roman" fo:font-style="italic" style:font-style-asian="italic" style:font-style-complex="italic" fo:color="#272727"/>
    </style:style>
    <style:style style:name="Naslov9Char" style:display-name="Naslov 9 Char" style:family="text" style:parent-style-name="Zadanifontodlomka">
      <style:text-properties style:font-name-asian="Times New Roman" style:font-name-complex="Times New Roman" fo:color="#272727"/>
    </style:style>
    <style:style style:name="Naslov" style:display-name="Naslov"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NaslovChar" style:display-name="Naslov Char" style:family="text" style:parent-style-name="Zadanifontodlomka">
      <style:text-properties style:font-name="Calibri Light"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ormal" style:next-style-name="Normal">
      <style:text-properties style:font-name-asian="Times New Roman" fo:color="#595959" fo:letter-spacing="0.0104in" fo:font-size="14pt" style:font-size-asian="14pt" style:font-size-complex="14pt" fo:hyphenate="false"/>
    </style:style>
    <style:style style:name="PodnaslovChar" style:display-name="Podnaslov Char" style:family="text" style:parent-style-name="Zadanifontodlom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Zadanifontodlomka">
      <style:text-properties fo:font-style="italic" style:font-style-asian="italic" style:font-style-complex="italic" fo:color="#404040"/>
    </style:style>
    <style:style style:name="Odlomakpopisa" style:display-name="Odlomak popisa" style:family="paragraph" style:parent-style-name="Normal">
      <style:paragraph-properties style:contextual-spacing="true" fo:margin-left="0.5in">
        <style:tab-stops/>
      </style:paragraph-properties>
      <style:text-properties fo:hyphenate="false"/>
    </style:style>
    <style:style style:name="Jakoisticanje" style:display-name="Jako isticanje" style:family="text" style:parent-style-name="Zadanifontodlomka">
      <style:text-properties fo:font-style="italic" style:font-style-asian="italic" style:font-style-complex="italic" fo:color="#2F5496"/>
    </style:style>
    <style:style style:name="Naglašencitat" style:display-name="Naglašen c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aglašencitatChar" style:display-name="Naglašen citat Char" style:family="text" style:parent-style-name="Zadanifontodlomka">
      <style:text-properties fo:font-style="italic" style:font-style-asian="italic" style:font-style-complex="italic" fo:color="#2F5496"/>
    </style:style>
    <style:style style:name="Istaknutareferenca" style:display-name="Istaknuta referenca" style:family="text" style:parent-style-name="Zadanifontodlomka">
      <style:text-properties fo:font-weight="bold" style:font-weight-asian="bold" style:font-weight-complex="bold" fo:font-variant="small-caps" fo:color="#2F5496" fo:letter-spacing="0.0034in"/>
    </style:style>
    <style:style style:name="cf01" style:display-name="cf01" style:family="text" style:parent-style-name="Zadanifontodlomka">
      <style:text-properties style:font-name="Segoe UI" style:font-name-complex="Segoe UI" fo:font-size="9pt" style:font-size-asian="9pt" style:font-size-complex="9pt"/>
    </style:style>
    <style:style style:name="pf0" style:display-name="pf0"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hr" style:country-asian="HR" fo:hyphenate="false"/>
    </style:style>
    <style:style style:name="Hiperveza" style:display-name="Hiperveza" style:family="text" style:parent-style-name="Zadanifontodlomka">
      <style:text-properties fo:color="#0000FF" style:text-underline-type="single" style:text-underline-style="solid" style:text-underline-width="auto" style:text-underline-mode="continuous"/>
    </style:style>
    <style:style style:name="StandardWeb" style:display-name="Standard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hr" style:country-asian="H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Žarko Dadić</meta:initial-creator>
    <dc:creator>Žarko Dadić</dc:creator>
    <meta:creation-date>2024-08-21T06:03:00Z</meta:creation-date>
    <dc:date>2024-08-22T13:11:00Z</dc:date>
    <meta:template xlink:href="Normal" xlink:type="simple"/>
    <meta:editing-cycles>11</meta:editing-cycles>
    <meta:editing-duration>PT33720S</meta:editing-duration>
    <meta:document-statistic meta:page-count="5" meta:paragraph-count="35" meta:word-count="2617" meta:character-count="17504" meta:row-count="124" meta:non-whitespace-character-count="14922"/>
  </office:meta>
</office:document-meta>
</file>